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2"/>
        <table:table-column table:style-name="co5" table:default-cell-style-name="ce51"/>
        <table:table-column table:style-name="co6" table:default-cell-style-name="Default"/>
        <table:table-column table:style-name="co7" table:default-cell-style-name="ce26"/>
        <table:table-column table:style-name="co4" table:default-cell-style-name="ce42"/>
        <table:table-column table:style-name="co4" table:default-cell-style-name="ce51"/>
        <table:table-column table:style-name="co7" table:default-cell-style-name="ce42"/>
        <table:table-column table:style-name="co5" table:default-cell-style-name="ce47"/>
        <table:table-column table:style-name="co5" table:default-cell-style-name="ce23"/>
        <table:table-row table:style-name="ro1">
          <table:table-cell table:style-name="ce1" office:value-type="string" calcext:value-type="string" table:number-columns-spanned="13" table:number-rows-spanned="2">
            <text:p>MODÈLE INITIALE AVEC Z_T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Z_kt Objectif</text:p>
          </table:table-cell>
          <table:table-cell table:style-name="ce44" office:value-type="string" calcext:value-type="string">
            <text:p><text:span text:style-name="T1">Z_kt </text:span>Gap (%)</text:p>
          </table:table-cell>
          <table:table-cell table:style-name="ce45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17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17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office:value-type="float" office:value="19450.61" calcext:value-type="float">
            <text:p>19450,6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0192" calcext:value-type="float">
            <text:p>0,0192</text:p>
          </table:table-cell>
          <table:table-cell table:formula="of:=([.G5]-[.D5])/[.D5]*100" office:value-type="float" office:value="7.86516853932583" calcext:value-type="float">
            <text:p>7,87</text:p>
          </table:table-cell>
          <table:table-cell table:style-name="ce49" office:value-type="float" office:value="19450.61" calcext:value-type="float">
            <text:p>19450,6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46" calcext:value-type="float">
            <text:p>0,0346</text:p>
          </table:table-cell>
          <table:table-cell table:formula="of:= ([.L5]-[.D5])/[.D5]*100" office:value-type="float" office:value="94.3820224719101" calcext:value-type="float">
            <text:p>94,38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0803" calcext:value-type="float">
            <text:p>0,0803</text:p>
          </table:table-cell>
          <table:table-cell table:formula="of:=([.G6]-[.D6])/[.D6]*100" office:value-type="float" office:value="34.9579831932773" calcext:value-type="float">
            <text:p>34,96</text:p>
          </table:table-cell>
          <table:table-cell table:style-name="ce37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,0555</text:p>
          </table:table-cell>
          <table:table-cell table:style-name="ce46" office:value-type="float" office:value="0.1358" calcext:value-type="float">
            <text:p>0,1358</text:p>
          </table:table-cell>
          <table:table-cell table:formula="of:= ([.L6]-[.D6])/[.D6]*100" office:value-type="float" office:value="128.235294117647" calcext:value-type="float">
            <text:p>128,24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.359" calcext:value-type="float">
            <text:p>0,359</text:p>
          </table:table-cell>
          <table:table-cell table:formula="of:=([.G7]-[.D7])/[.D7]*100" office:value-type="float" office:value="18.5992732077965" calcext:value-type="float">
            <text:p>18,60</text:p>
          </table:table-cell>
          <table:table-cell office:value-type="float" office:value="170037.1" calcext:value-type="float">
            <text:p>170037,1</text:p>
          </table:table-cell>
          <table:table-cell office:value-type="float" office:value="0" calcext:value-type="float">
            <text:p>0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553" calcext:value-type="float">
            <text:p>0,553</text:p>
          </table:table-cell>
          <table:table-cell table:formula="of:= ([.L7]-[.D7])/[.D7]*100" office:value-type="float" office:value="82.6891311529567" calcext:value-type="float">
            <text:p>82,69</text:p>
          </table:table-cell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office:value-type="float" office:value="333494.4" calcext:value-type="float">
            <text:p>333494,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25" calcext:value-type="float">
            <text:p>0,325</text:p>
          </table:table-cell>
          <table:table-cell table:formula="of:=([.G8]-[.D8])/[.D8]*100" office:value-type="float" office:value="-10.1961867919315" calcext:value-type="float">
            <text:p>-10,20</text:p>
          </table:table-cell>
          <table:table-cell table:style-name="ce48" office:value-type="float" office:value="333492.7" calcext:value-type="float">
            <text:p>333492,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1827" calcext:value-type="float">
            <text:p>0,1827</text:p>
          </table:table-cell>
          <table:table-cell table:style-name="ce43" office:value-type="float" office:value="0.5077" calcext:value-type="float">
            <text:p>0,5077</text:p>
          </table:table-cell>
          <table:table-cell table:formula="of:= ([.L8]-[.D8])/[.D8]*100" office:value-type="float" office:value="40.2873722022658" calcext:value-type="float">
            <text:p>40,29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table:style-name="ce42" office:value-type="float" office:value="0.2229" calcext:value-type="float">
            <text:p>0,2229</text:p>
          </table:table-cell>
          <table:table-cell table:formula="of:=([.G9]-[.D9])/[.D9]*100" office:value-type="float" office:value="11.8975903614458" calcext:value-type="float">
            <text:p>11,90</text:p>
          </table:table-cell>
          <table:table-cell office:value-type="float" office:value="37734.32" calcext:value-type="float">
            <text:p>37734,32</text:p>
          </table:table-cell>
          <table:table-cell office:value-type="float" office:value="0.01" calcext:value-type="float">
            <text:p>0,01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4246" calcext:value-type="float">
            <text:p>0,4246</text:p>
          </table:table-cell>
          <table:table-cell table:formula="of:= ([.L9]-[.D9])/[.D9]*100" office:value-type="float" office:value="113.152610441767" calcext:value-type="float">
            <text:p>113,15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office:value-type="float" office:value="131342.8" calcext:value-type="float">
            <text:p>131342,8</text:p>
          </table:table-cell>
          <table:table-cell office:value-type="float" office:value="0.04" calcext:value-type="float">
            <text:p>0,04</text:p>
          </table:table-cell>
          <table:table-cell table:style-name="ce42" office:value-type="float" office:value="0.4526" calcext:value-type="float">
            <text:p>0,4526</text:p>
          </table:table-cell>
          <table:table-cell table:formula="of:=([.G10]-[.D10])/[.D10]*100" office:value-type="float" office:value="-45.2058111380145" calcext:value-type="float">
            <text:p>-45,21</text:p>
          </table:table-cell>
          <table:table-cell office:value-type="float" office:value="131299.26" calcext:value-type="float">
            <text:p>131299,26</text:p>
          </table:table-cell>
          <table:table-cell office:value-type="float" office:value="0" calcext:value-type="float">
            <text:p>0</text:p>
          </table:table-cell>
          <table:table-cell office:value-type="float" office:value="0.2044" calcext:value-type="float">
            <text:p>0,2044</text:p>
          </table:table-cell>
          <table:table-cell office:value-type="float" office:value="0.657" calcext:value-type="float">
            <text:p>0,657</text:p>
          </table:table-cell>
          <table:table-cell table:formula="of:= ([.L10]-[.D10])/[.D10]*100" office:value-type="float" office:value="-20.4600484261501" calcext:value-type="float">
            <text:p>-20,46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office:value-type="float" office:value="328988.05" calcext:value-type="float">
            <text:p>328988,05</text:p>
          </table:table-cell>
          <table:table-cell office:value-type="float" office:value="0.02" calcext:value-type="float">
            <text:p>0,02</text:p>
          </table:table-cell>
          <table:table-cell table:style-name="ce42" office:value-type="float" office:value="10.8361" calcext:value-type="float">
            <text:p>10,8361</text:p>
          </table:table-cell>
          <table:table-cell table:formula="of:=([.G11]-[.D11])/[.D11]*100" office:value-type="float" office:value="119.110302295016" calcext:value-type="float">
            <text:p>119,11</text:p>
          </table:table-cell>
          <table:table-cell office:value-type="float" office:value="328932.77" calcext:value-type="float">
            <text:p>328932,77</text:p>
          </table:table-cell>
          <table:table-cell office:value-type="float" office:value="0.01" calcext:value-type="float">
            <text:p>0,01</text:p>
          </table:table-cell>
          <table:table-cell office:value-type="float" office:value="1.4461" calcext:value-type="float">
            <text:p>1,4461</text:p>
          </table:table-cell>
          <table:table-cell office:value-type="float" office:value="2.9135" calcext:value-type="float">
            <text:p>2,9135</text:p>
          </table:table-cell>
          <table:table-cell table:formula="of:= ([.L11]-[.D11])/[.D11]*100" office:value-type="float" office:value="-41.0878576483672" calcext:value-type="float">
            <text:p>-41,09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office:value-type="float" office:value="647018.84" calcext:value-type="float">
            <text:p>647018,84</text:p>
          </table:table-cell>
          <table:table-cell office:value-type="float" office:value="0.06" calcext:value-type="float">
            <text:p>0,06</text:p>
          </table:table-cell>
          <table:table-cell table:style-name="ce42" office:value-type="float" office:value="3.7437" calcext:value-type="float">
            <text:p>3,7437</text:p>
          </table:table-cell>
          <table:table-cell table:formula="of:=([.G12]-[.D12])/[.D12]*100" office:value-type="float" office:value="-61.498827594718" calcext:value-type="float">
            <text:p>-61,50</text:p>
          </table:table-cell>
          <table:table-cell office:value-type="float" office:value="646659.95" calcext:value-type="float">
            <text:p>646659,95</text:p>
          </table:table-cell>
          <table:table-cell office:value-type="float" office:value="0.01" calcext:value-type="float">
            <text:p>0,01</text:p>
          </table:table-cell>
          <table:table-cell office:value-type="float" office:value="1.8982" calcext:value-type="float">
            <text:p>1,8982</text:p>
          </table:table-cell>
          <table:table-cell office:value-type="float" office:value="5.6419" calcext:value-type="float">
            <text:p>5,6419</text:p>
          </table:table-cell>
          <table:table-cell table:formula="of:= ([.L12]-[.D12])/[.D12]*100" office:value-type="float" office:value="-41.9772512238266" calcext:value-type="float">
            <text:p>-41,9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8.5876" calcext:value-type="float">
            <text:p>48,5876</text:p>
          </table:table-cell>
          <table:table-cell office:value-type="float" office:value="92744.16" calcext:value-type="float">
            <text:p>92744,16</text:p>
          </table:table-cell>
          <table:table-cell office:value-type="float" office:value="0.03" calcext:value-type="float">
            <text:p>0,03</text:p>
          </table:table-cell>
          <table:table-cell table:style-name="ce42" office:value-type="float" office:value="5.6753" calcext:value-type="float">
            <text:p>5,6753</text:p>
          </table:table-cell>
          <table:table-cell table:formula="of:=([.G13]-[.D13])/[.D13]*100" office:value-type="float" office:value="-88.3194477603339" calcext:value-type="float">
            <text:p>-88,32</text:p>
          </table:table-cell>
          <table:table-cell office:value-type="float" office:value="92724.13" calcext:value-type="float">
            <text:p>92724,13</text:p>
          </table:table-cell>
          <table:table-cell office:value-type="float" office:value="0.01" calcext:value-type="float">
            <text:p>0,01</text:p>
          </table:table-cell>
          <table:table-cell office:value-type="float" office:value="4.2225" calcext:value-type="float">
            <text:p>4,2225</text:p>
          </table:table-cell>
          <table:table-cell office:value-type="float" office:value="9.8978" calcext:value-type="float">
            <text:p>9,8978</text:p>
          </table:table-cell>
          <table:table-cell table:formula="of:= ([.L13]-[.D13])/[.D13]*100" office:value-type="float" office:value="-79.6289588290017" calcext:value-type="float">
            <text:p>-79,63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office:value-type="string" calcext:value-type="string">
            <text:p>329942,,5</text:p>
          </table:table-cell>
          <table:table-cell office:value-type="float" office:value="0.03" calcext:value-type="float">
            <text:p>0,03</text:p>
          </table:table-cell>
          <table:table-cell table:style-name="ce42" office:value-type="float" office:value="56.4667" calcext:value-type="float">
            <text:p>56,4667</text:p>
          </table:table-cell>
          <table:table-cell table:formula="of:=([.G14]-[.D14])/[.D14]*100" office:value-type="float" office:value="-96.3046964052483" calcext:value-type="float">
            <text:p>-96,30</text:p>
          </table:table-cell>
          <table:table-cell office:value-type="float" office:value="329854.36" calcext:value-type="float">
            <text:p>329854,36</text:p>
          </table:table-cell>
          <table:table-cell office:value-type="float" office:value="0" calcext:value-type="float">
            <text:p>0</text:p>
          </table:table-cell>
          <table:table-cell office:value-type="float" office:value="24.5286" calcext:value-type="float">
            <text:p>24,5286</text:p>
          </table:table-cell>
          <table:table-cell office:value-type="float" office:value="80.9953" calcext:value-type="float">
            <text:p>80,9953</text:p>
          </table:table-cell>
          <table:table-cell table:formula="of:= ([.L14]-[.D14])/[.D14]*100" office:value-type="float" office:value="-94.6994915012212" calcext:value-type="float">
            <text:p>-94,7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table:style-name="ce47" office:value-type="float" office:value="5861.7879" calcext:value-type="float">
            <text:p>5861,7879</text:p>
          </table:table-cell>
          <table:table-cell table:style-name="ce49" office:value-type="float" office:value="808747.49" calcext:value-type="float">
            <text:p>808747,49</text:p>
          </table:table-cell>
          <table:table-cell office:value-type="float" office:value="0.06" calcext:value-type="float">
            <text:p>0,06</text:p>
          </table:table-cell>
          <table:table-cell table:style-name="ce42" office:value-type="float" office:value="641.405" calcext:value-type="float">
            <text:p>641,405</text:p>
          </table:table-cell>
          <table:table-cell table:formula="of:=([.G15]-[.D15])/[.D15]*100" office:value-type="float" office:value="-89.0578606571555" calcext:value-type="float">
            <text:p>-89,06</text:p>
          </table:table-cell>
          <table:table-cell office:value-type="float" office:value="808383.5" calcext:value-type="float">
            <text:p>808383,5</text:p>
          </table:table-cell>
          <table:table-cell office:value-type="float" office:value="0.02" calcext:value-type="float">
            <text:p>0,02</text:p>
          </table:table-cell>
          <table:table-cell office:value-type="float" office:value="1040.8799" calcext:value-type="float">
            <text:p>1040,8799</text:p>
          </table:table-cell>
          <table:table-cell office:value-type="float" office:value="1682.2848" calcext:value-type="float">
            <text:p>1682,2848</text:p>
          </table:table-cell>
          <table:table-cell table:formula="of:= ([.L15]-[.D15])/[.D15]*100" office:value-type="float" office:value="-71.3008244464117" calcext:value-type="float">
            <text:p>-71,3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4462.33" calcext:value-type="float">
            <text:p>1594462,33</text:p>
          </table:table-cell>
          <table:table-cell office:value-type="float" office:value="0.07" calcext:value-type="float">
            <text:p>0,07</text:p>
          </table:table-cell>
          <table:table-cell table:style-name="ce42" office:value-type="float" office:value="959.81" calcext:value-type="float">
            <text:p>959,81</text:p>
          </table:table-cell>
          <table:table-cell table:formula="of:=([.G16]-[.D16])/[.D16]*100" office:value-type="float" office:value="-78.137442485536" calcext:value-type="float">
            <text:p>-78,14</text:p>
          </table:table-cell>
          <table:table-cell office:value-type="float" office:value="1593466.36" calcext:value-type="float">
            <text:p>1593466,36</text:p>
          </table:table-cell>
          <table:table-cell office:value-type="float" office:value="0" calcext:value-type="float">
            <text:p>0</text:p>
          </table:table-cell>
          <table:table-cell office:value-type="float" office:value="230.6533" calcext:value-type="float">
            <text:p>230,6533</text:p>
          </table:table-cell>
          <table:table-cell office:value-type="float" office:value="1190.46" calcext:value-type="float">
            <text:p>1190,46</text:p>
          </table:table-cell>
          <table:table-cell table:formula="of:= ([.L16]-[.D16])/[.D16]*100" office:value-type="float" office:value="-72.8836955036217" calcext:value-type="float">
            <text:p>-72,88</text:p>
          </table:table-cell>
        </table:table-row>
        <table:table-row table:style-name="ro1">
          <table:table-cell table:style-name="Default" table:number-columns-repeated="4"/>
          <table:table-cell table:style-name="ce50" table:number-columns-repeated="2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HORIZONTAL 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<text:span text:style-name="T1">Z_kt</text:span> Objectif</text:p>
          </table:table-cell>
          <table:table-cell table:style-name="ce44" office:value-type="string" calcext:value-type="string">
            <text:p><text:span text:style-name="T1">Z_kt</text:span> Gap (%)</text:p>
          </table:table-cell>
          <table:table-cell table:style-name="ce29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17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éviation </text:p>
          </table:table-cell>
          <table:table-cell table:style-name="ce44" office:value-type="string" calcext:value-type="string">
            <text:p>FO Objectif</text:p>
          </table:table-cell>
          <table:table-cell table:style-name="ce45" office:value-type="string" calcext:value-type="string">
            <text:p>FO Gap (%)</text:p>
          </table:table-cell>
          <table:table-cell table:style-name="ce17" office:value-type="string" calcext:value-type="string">
            <text:p>FO Time</text:p>
          </table:table-cell>
          <table:table-cell table:style-name="ce45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string" calcext:value-type="string">
            <text:p>&lt;0,01</text:p>
          </table:table-cell>
          <table:table-cell table:style-name="ce48" office:value-type="float" office:value="0.0178" calcext:value-type="float">
            <text:p>0,0178</text:p>
          </table:table-cell>
          <table:table-cell table:style-name="ce48" office:value-type="float" office:value="19450.61" calcext:value-type="float">
            <text:p>19450,6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0158" calcext:value-type="float">
            <text:p>0,0158</text:p>
          </table:table-cell>
          <table:table-cell table:style-name="ce23" table:formula="of:=([.G22]-[.D22])/[.D22]*100" office:value-type="float" office:value="-11.2359550561798" calcext:value-type="float">
            <text:p>-11,24</text:p>
          </table:table-cell>
          <table:table-cell table:style-name="ce24" office:value-type="float" office:value="19450.61" calcext:value-type="float">
            <text:p>19450,61</text:p>
          </table:table-cell>
          <table:table-cell table:style-name="ce24" office:value-type="float" office:value="0" calcext:value-type="float">
            <text:p>0</text:p>
          </table:table-cell>
          <table:table-cell table:style-name="ce48" office:value-type="float" office:value="0.0153" calcext:value-type="float">
            <text:p>0,0153</text:p>
          </table:table-cell>
          <table:table-cell table:style-name="ce43" office:value-type="float" office:value="0.0311" calcext:value-type="float">
            <text:p>0,0311</text:p>
          </table:table-cell>
          <table:table-cell table:style-name="ce27" table:formula="of:=(([.L22]-[.D22])/[.D22])*100" office:value-type="float" office:value="74.7191011235955" calcext:value-type="float">
            <text:p>74,72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office:value-type="float" office:value="69472.79" calcext:value-type="float">
            <text:p>69472,79</text:p>
          </table:table-cell>
          <table:table-cell office:value-type="float" office:value="0.1" calcext:value-type="float">
            <text:p>0,1</text:p>
          </table:table-cell>
          <table:table-cell table:style-name="ce42" office:value-type="float" office:value="0.1121" calcext:value-type="float">
            <text:p>0,1121</text:p>
          </table:table-cell>
          <table:table-cell table:style-name="ce23" table:formula="of:=([.G23]-[.D23])/[.D23]*100" office:value-type="float" office:value="88.4033613445378" calcext:value-type="float">
            <text:p>88,40</text:p>
          </table:table-cell>
          <table:table-cell table:style-name="ce37" office:value-type="float" office:value="69412.58" calcext:value-type="float">
            <text:p>69412,58</text:p>
          </table:table-cell>
          <table:table-cell office:value-type="float" office:value="0.02" calcext:value-type="float">
            <text:p>0,02</text:p>
          </table:table-cell>
          <table:table-cell office:value-type="float" office:value="0.0454" calcext:value-type="float">
            <text:p>0,0454</text:p>
          </table:table-cell>
          <table:table-cell table:style-name="ce46" office:value-type="float" office:value="0.1575" calcext:value-type="float">
            <text:p>0,1575</text:p>
          </table:table-cell>
          <table:table-cell table:formula="of:=(([.L23]-[.D23])/[.D23])*100" office:value-type="float" office:value="164.705882352941" calcext:value-type="float">
            <text:p>164,71</text:p>
          </table:table-cell>
        </table:table-row>
        <table:table-row table:style-name="ro1">
          <table:table-cell table:style-name="ce10" office:value-type="string" calcext:value-type="string">
            <text:p>50-5</text:p>
          </table:table-cell>
          <table:table-cell table:style-name="ce17" office:value-type="float" office:value="170038.4" calcext:value-type="float">
            <text:p>170038,4</text:p>
          </table:table-cell>
          <table:table-cell table:style-name="ce17"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table:style-name="ce21" office:value-type="float" office:value="170335.1" calcext:value-type="float">
            <text:p>170335,1</text:p>
          </table:table-cell>
          <table:table-cell office:value-type="float" office:value="0.17" calcext:value-type="float">
            <text:p>0,17</text:p>
          </table:table-cell>
          <table:table-cell table:style-name="ce21" office:value-type="float" office:value="0.2922" calcext:value-type="float">
            <text:p>0,2922</text:p>
          </table:table-cell>
          <table:table-cell table:style-name="ce35" table:formula="of:=([.G24]-[.D24])/[.D24]*100" office:value-type="float" office:value="-3.46878097125867" calcext:value-type="float">
            <text:p>-3,47</text:p>
          </table:table-cell>
          <table:table-cell table:style-name="ce21" office:value-type="float" office:value="170083.1" calcext:value-type="float">
            <text:p>170083,1</text:p>
          </table:table-cell>
          <table:table-cell office:value-type="float" office:value="0.03" calcext:value-type="float">
            <text:p>0,03</text:p>
          </table:table-cell>
          <table:table-cell table:style-name="ce21" office:value-type="float" office:value="0.2798" calcext:value-type="float">
            <text:p>0,2798</text:p>
          </table:table-cell>
          <table:table-cell office:value-type="float" office:value="0.572" calcext:value-type="float">
            <text:p>0,572</text:p>
          </table:table-cell>
          <table:table-cell table:formula="of:=(([.L24]-[.D24])/[.D24])*100" office:value-type="float" office:value="88.9659729104724" calcext:value-type="float">
            <text:p>88,97</text:p>
          </table:table-cell>
        </table:table-row>
        <table:table-row table:style-name="ro1">
          <table:table-cell table:style-name="ce10" office:value-type="string" calcext:value-type="string">
            <text:p>100-5</text:p>
          </table:table-cell>
          <table:table-cell table:style-name="ce17" office:value-type="float" office:value="333494.96" calcext:value-type="float">
            <text:p>333494,96</text:p>
          </table:table-cell>
          <table:table-cell table:style-name="ce17" office:value-type="string" calcext:value-type="string">
            <text:p>&lt;0,01</text:p>
          </table:table-cell>
          <table:table-cell table:style-name="ce47" office:value-type="float" office:value="0.3619" calcext:value-type="float">
            <text:p>0,3619</text:p>
          </table:table-cell>
          <table:table-cell table:style-name="ce21" office:value-type="float" office:value="334192.5" calcext:value-type="float">
            <text:p>334192,5</text:p>
          </table:table-cell>
          <table:table-cell office:value-type="float" office:value="0.21" calcext:value-type="float">
            <text:p>0,21</text:p>
          </table:table-cell>
          <table:table-cell table:style-name="ce21" office:value-type="float" office:value="0.4334" calcext:value-type="float">
            <text:p>0,4334</text:p>
          </table:table-cell>
          <table:table-cell table:style-name="ce35" table:formula="of:=([.G25]-[.D25])/[.D25]*100" office:value-type="float" office:value="19.7568389057751" calcext:value-type="float">
            <text:p>19,76</text:p>
          </table:table-cell>
          <table:table-cell table:style-name="ce21" office:value-type="float" office:value="333593.5" calcext:value-type="float">
            <text:p>333593,5</text:p>
          </table:table-cell>
          <table:table-cell office:value-type="float" office:value="0.03" calcext:value-type="float">
            <text:p>0,03</text:p>
          </table:table-cell>
          <table:table-cell table:style-name="ce21" office:value-type="float" office:value="0.4608" calcext:value-type="float">
            <text:p>0,4608</text:p>
          </table:table-cell>
          <table:table-cell office:value-type="float" office:value="0.8942" calcext:value-type="float">
            <text:p>0,8942</text:p>
          </table:table-cell>
          <table:table-cell table:formula="of:=(([.L25]-[.D25])/[.D25])*100" office:value-type="float" office:value="147.084830063553" calcext:value-type="float">
            <text:p>147,08</text:p>
          </table:table-cell>
        </table:table-row>
        <table:table-row table:style-name="ro1">
          <table:table-cell table:style-name="ce10" office:value-type="string" calcext:value-type="string">
            <text:p>5-10</text:p>
          </table:table-cell>
          <table:table-cell table:style-name="ce18" office:value-type="float" office:value="37730.16" calcext:value-type="float">
            <text:p>37730,16</text:p>
          </table:table-cell>
          <table:table-cell table:style-name="ce21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table:style-name="ce21" office:value-type="float" office:value="37812.02" calcext:value-type="float">
            <text:p>37812,02</text:p>
          </table:table-cell>
          <table:table-cell office:value-type="float" office:value="0.2" calcext:value-type="float">
            <text:p>0,2</text:p>
          </table:table-cell>
          <table:table-cell table:style-name="ce21" office:value-type="float" office:value="0.1509" calcext:value-type="float">
            <text:p>0,1509</text:p>
          </table:table-cell>
          <table:table-cell table:style-name="ce35" table:formula="of:=([.G26]-[.D26])/[.D26]*100" office:value-type="float" office:value="-24.2469879518072" calcext:value-type="float">
            <text:p>-24,25</text:p>
          </table:table-cell>
          <table:table-cell table:style-name="ce21" office:value-type="float" office:value="37761" calcext:value-type="float">
            <text:p>37761</text:p>
          </table:table-cell>
          <table:table-cell office:value-type="float" office:value="0.08" calcext:value-type="float">
            <text:p>0,08</text:p>
          </table:table-cell>
          <table:table-cell table:style-name="ce21" office:value-type="float" office:value="0.125" calcext:value-type="float">
            <text:p>0,125</text:p>
          </table:table-cell>
          <table:table-cell office:value-type="float" office:value="0.2759" calcext:value-type="float">
            <text:p>0,2759</text:p>
          </table:table-cell>
          <table:table-cell table:formula="of:=(([.L26]-[.D26])/[.D26])*100" office:value-type="float" office:value="38.504016064257" calcext:value-type="float">
            <text:p>38,5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office:value-type="float" office:value="131438.42" calcext:value-type="float">
            <text:p>131438,42</text:p>
          </table:table-cell>
          <table:table-cell office:value-type="float" office:value="0.11" calcext:value-type="float">
            <text:p>0,11</text:p>
          </table:table-cell>
          <table:table-cell table:style-name="ce21" office:value-type="float" office:value="0.3916" calcext:value-type="float">
            <text:p>0,3916</text:p>
          </table:table-cell>
          <table:table-cell table:style-name="ce23" table:formula="of:=([.G27]-[.D27])/[.D27]*100" office:value-type="float" office:value="-52.590799031477" calcext:value-type="float">
            <text:p>-52,59</text:p>
          </table:table-cell>
          <table:table-cell office:value-type="float" office:value="131381.8" calcext:value-type="float">
            <text:p>131381,8</text:p>
          </table:table-cell>
          <table:table-cell office:value-type="float" office:value="0.07" calcext:value-type="float">
            <text:p>0,07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7263" calcext:value-type="float">
            <text:p>0,7263</text:p>
          </table:table-cell>
          <table:table-cell table:formula="of:=(([.L27]-[.D27])/[.D27])*100" office:value-type="float" office:value="-12.0702179176755" calcext:value-type="float">
            <text:p>-12,07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office:value-type="float" office:value="329396.5" calcext:value-type="float">
            <text:p>329396,5</text:p>
          </table:table-cell>
          <table:table-cell office:value-type="float" office:value="0.15" calcext:value-type="float">
            <text:p>0,15</text:p>
          </table:table-cell>
          <table:table-cell table:style-name="ce42" office:value-type="float" office:value="2.129" calcext:value-type="float">
            <text:p>2,129</text:p>
          </table:table-cell>
          <table:table-cell table:style-name="ce23" table:formula="of:=([.G28]-[.D28])/[.D28]*100" office:value-type="float" office:value="-56.9507633201901" calcext:value-type="float">
            <text:p>-56,95</text:p>
          </table:table-cell>
          <table:table-cell office:value-type="float" office:value="329052.38" calcext:value-type="float">
            <text:p>329052,38</text:p>
          </table:table-cell>
          <table:table-cell office:value-type="float" office:value="0.04" calcext:value-type="float">
            <text:p>0,04</text:p>
          </table:table-cell>
          <table:table-cell office:value-type="float" office:value="2.3463" calcext:value-type="float">
            <text:p>2,3463</text:p>
          </table:table-cell>
          <table:table-cell office:value-type="float" office:value="4.4753" calcext:value-type="float">
            <text:p>4,4753</text:p>
          </table:table-cell>
          <table:table-cell table:formula="of:=(([.L28]-[.D28])/[.D28])*100" office:value-type="float" office:value="-9.50763320190072" calcext:value-type="float">
            <text:p>-9,51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office:value-type="float" office:value="647452.92" calcext:value-type="float">
            <text:p>647452,92</text:p>
          </table:table-cell>
          <table:table-cell office:value-type="float" office:value="0.13" calcext:value-type="float">
            <text:p>0,13</text:p>
          </table:table-cell>
          <table:table-cell table:style-name="ce42" office:value-type="float" office:value="3.2078" calcext:value-type="float">
            <text:p>3,2078</text:p>
          </table:table-cell>
          <table:table-cell table:style-name="ce23" table:formula="of:=([.G29]-[.D29])/[.D29]*100" office:value-type="float" office:value="-67.0101608457773" calcext:value-type="float">
            <text:p>-67,01</text:p>
          </table:table-cell>
          <table:table-cell office:value-type="float" office:value="646848" calcext:value-type="float">
            <text:p>646848</text:p>
          </table:table-cell>
          <table:table-cell office:value-type="float" office:value="0.04" calcext:value-type="float">
            <text:p>0,04</text:p>
          </table:table-cell>
          <table:table-cell office:value-type="float" office:value="4.0378" calcext:value-type="float">
            <text:p>4,0378</text:p>
          </table:table-cell>
          <table:table-cell office:value-type="float" office:value="7.2456" calcext:value-type="float">
            <text:p>7,2456</text:p>
          </table:table-cell>
          <table:table-cell table:formula="of:=(([.L29]-[.D29])/[.D29])*100" office:value-type="float" office:value="-25.4843884980871" calcext:value-type="float">
            <text:p>-25,48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table:style-name="ce43" office:value-type="float" office:value="92712.08" calcext:value-type="float">
            <text:p>92712,08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48.5876" calcext:value-type="float">
            <text:p>48,5876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5.637" calcext:value-type="float">
            <text:p>5,637</text:p>
          </table:table-cell>
          <table:table-cell table:style-name="ce23" table:formula="of:=([.G30]-[.D30])/[.D30]*100" office:value-type="float" office:value="-88.3982744568573" calcext:value-type="float">
            <text:p>-88,40</text:p>
          </table:table-cell>
          <table:table-cell table:style-name="ce48" office:value-type="float" office:value="92905.49" calcext:value-type="float">
            <text:p>92905,49</text:p>
          </table:table-cell>
          <table:table-cell table:style-name="ce48" office:value-type="float" office:value="0.2" calcext:value-type="float">
            <text:p>0,2</text:p>
          </table:table-cell>
          <table:table-cell table:style-name="ce48" office:value-type="float" office:value="4.4308" calcext:value-type="float">
            <text:p>4,4308</text:p>
          </table:table-cell>
          <table:table-cell table:style-name="ce43" office:value-type="float" office:value="10.0677" calcext:value-type="float">
            <text:p>10,0677</text:p>
          </table:table-cell>
          <table:table-cell table:style-name="ce27" table:formula="of:=(([.L30]-[.D30])/[.D30])*100" office:value-type="float" office:value="-79.2792811334579" calcext:value-type="float">
            <text:p>-79,28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office:value-type="float" office:value="330416.74" calcext:value-type="float">
            <text:p>330416,74</text:p>
          </table:table-cell>
          <table:table-cell office:value-type="float" office:value="0.17" calcext:value-type="float">
            <text:p>0,17</text:p>
          </table:table-cell>
          <table:table-cell table:style-name="ce42" office:value-type="float" office:value="29.0273" calcext:value-type="float">
            <text:p>29,0273</text:p>
          </table:table-cell>
          <table:table-cell table:style-name="ce23" table:formula="of:=([.G31]-[.D31])/[.D31]*100" office:value-type="float" office:value="-98.1003903887435" calcext:value-type="float">
            <text:p>-98,10</text:p>
          </table:table-cell>
          <table:table-cell office:value-type="float" office:value="330064.39" calcext:value-type="float">
            <text:p>330064,39</text:p>
          </table:table-cell>
          <table:table-cell office:value-type="float" office:value="0.06" calcext:value-type="float">
            <text:p>0,06</text:p>
          </table:table-cell>
          <table:table-cell office:value-type="float" office:value="23.7006" calcext:value-type="float">
            <text:p>23,7006</text:p>
          </table:table-cell>
          <table:table-cell office:value-type="float" office:value="52.7279" calcext:value-type="float">
            <text:p>52,7279</text:p>
          </table:table-cell>
          <table:table-cell table:formula="of:=(([.L31]-[.D31])/[.D31])*100" office:value-type="float" office:value="-96.5493716046146" calcext:value-type="float">
            <text:p>-96,55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table:style-name="ce47" office:value-type="float" office:value="5861.7879" calcext:value-type="float">
            <text:p>5861,7879</text:p>
          </table:table-cell>
          <table:table-cell table:style-name="ce49" office:value-type="float" office:value="809907.54" calcext:value-type="float">
            <text:p>809907,54</text:p>
          </table:table-cell>
          <table:table-cell office:value-type="float" office:value="0.2" calcext:value-type="float">
            <text:p>0,2</text:p>
          </table:table-cell>
          <table:table-cell table:style-name="ce42" office:value-type="float" office:value="1270.2848" calcext:value-type="float">
            <text:p>1270,2848</text:p>
          </table:table-cell>
          <table:table-cell table:style-name="ce23" table:formula="of:=([.G32]-[.D32])/[.D32]*100" office:value-type="float" office:value="-78.3293967357638" calcext:value-type="float">
            <text:p>-78,33</text:p>
          </table:table-cell>
          <table:table-cell office:value-type="float" office:value="809019.43" calcext:value-type="float">
            <text:p>809019,43</text:p>
          </table:table-cell>
          <table:table-cell office:value-type="float" office:value="0.1" calcext:value-type="float">
            <text:p>0,1</text:p>
          </table:table-cell>
          <table:table-cell office:value-type="float" office:value="1770.729" calcext:value-type="float">
            <text:p>1770,729</text:p>
          </table:table-cell>
          <table:table-cell office:value-type="float" office:value="3041.0137" calcext:value-type="float">
            <text:p>3041,0137</text:p>
          </table:table-cell>
          <table:table-cell table:formula="of:=(([.L32]-[.D32])/[.D32])*100" office:value-type="float" office:value="-48.1213965452418" calcext:value-type="float">
            <text:p>-48,12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office:value-type="float" office:value="1595278.01" calcext:value-type="float">
            <text:p>1595278,01</text:p>
          </table:table-cell>
          <table:table-cell office:value-type="float" office:value="0.12" calcext:value-type="float">
            <text:p>0,12</text:p>
          </table:table-cell>
          <table:table-cell table:style-name="ce42" office:value-type="float" office:value="178.2741" calcext:value-type="float">
            <text:p>178,2741</text:p>
          </table:table-cell>
          <table:table-cell table:style-name="ce23" table:formula="of:=([.G33]-[.D33])/[.D33]*100" office:value-type="float" office:value="-95.9392715593823" calcext:value-type="float">
            <text:p>-95,94</text:p>
          </table:table-cell>
          <table:table-cell office:value-type="float" office:value="1594380.52" calcext:value-type="float">
            <text:p>1594380,52</text:p>
          </table:table-cell>
          <table:table-cell office:value-type="float" office:value="0.06" calcext:value-type="float">
            <text:p>0,06</text:p>
          </table:table-cell>
          <table:table-cell office:value-type="float" office:value="2019.66" calcext:value-type="float">
            <text:p>2019,66</text:p>
          </table:table-cell>
          <table:table-cell office:value-type="float" office:value="2019.6647" calcext:value-type="float">
            <text:p>2019,6647</text:p>
          </table:table-cell>
          <table:table-cell table:formula="of:=(([.L33]-[.D33])/[.D33])*100" office:value-type="float" office:value="-53.9960662384402" calcext:value-type="float">
            <text:p>-54,00</text:p>
          </table:table-cell>
        </table:table-row>
        <table:table-row table:style-name="ro1">
          <table:table-cell table:style-name="ce37" office:value-type="string" calcext:value-type="string">
            <text:p>100-25</text:p>
          </table:table-cell>
          <table:table-cell/>
          <table:table-cell table:style-name="ce42"/>
          <table:table-cell table:style-name="ce46"/>
          <table:table-cell/>
          <table:table-cell table:style-name="ce37" table:number-columns-repeated="2"/>
          <table:table-cell table:style-name="ce23"/>
          <table:table-cell table:style-name="ce37" table:number-columns-repeated="4"/>
          <table:table-cell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" office:value-type="string" calcext:value-type="string" table:number-columns-spanned="13" table:number-rows-spanned="1">
            <text:p>PARCOURS <text:s/>EN DIAGONALE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table:style-name="ce41" office:value-type="string" calcext:value-type="string">
            <text:p><text:span text:style-name="T1">Z_kt </text:span>Objectif</text:p>
          </table:table-cell>
          <table:table-cell table:style-name="ce44" office:value-type="string" calcext:value-type="string">
            <text:p><text:span text:style-name="T1">Z_kt</text:span> Gap (%)</text:p>
          </table:table-cell>
          <table:table-cell table:style-name="ce17" office:value-type="string" calcext:value-type="string">
            <text:p><text:span text:style-name="T1">Z_kt </text:span>Time</text:p>
          </table:table-cell>
          <table:table-cell table:style-name="ce44" office:value-type="string" calcext:value-type="string">
            <text:p>RF Objectif</text:p>
          </table:table-cell>
          <table:table-cell table:style-name="ce45" office:value-type="string" calcext:value-type="string">
            <text:p>RF Gap (%)</text:p>
          </table:table-cell>
          <table:table-cell table:style-name="ce37" office:value-type="string" calcext:value-type="string">
            <text:p>RF Time</text:p>
          </table:table-cell>
          <table:table-cell table:style-name="ce37" office:value-type="string" calcext:value-type="string">
            <text:p>Time deviation</text:p>
          </table:table-cell>
          <table:table-cell table:style-name="ce44" office:value-type="string" calcext:value-type="string">
            <text:p>FO Objectif</text:p>
          </table:table-cell>
          <table:table-cell table:style-name="ce17" office:value-type="string" calcext:value-type="string">
            <text:p>FO Gap (%)</text:p>
          </table:table-cell>
          <table:table-cell table:style-name="ce37" office:value-type="string" calcext:value-type="string">
            <text:p>FO Time</text:p>
          </table:table-cell>
          <table:table-cell table:style-name="ce17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42" office:value-type="float" office:value="19450.61" calcext:value-type="float">
            <text:p>19450,61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0178" calcext:value-type="float">
            <text:p>0,0178</text:p>
          </table:table-cell>
          <table:table-cell table:number-columns-repeated="2"/>
          <table:table-cell table:style-name="ce42"/>
          <table:table-cell/>
          <table:table-cell table:style-name="ce49"/>
          <table:table-cell table:style-name="ce52"/>
          <table:table-cell table:number-columns-repeated="3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0595" calcext:value-type="float">
            <text:p>0,0595</text:p>
          </table:table-cell>
          <table:table-cell table:number-columns-repeated="2"/>
          <table:table-cell table:style-name="ce42"/>
          <table:table-cell/>
          <table:table-cell table:style-name="ce37"/>
          <table:table-cell table:number-columns-repeated="2"/>
          <table:table-cell table:style-name="ce46"/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3027" calcext:value-type="float">
            <text:p>0,3027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table:style-name="ce39" office:value-type="string" calcext:value-type="string">
            <text:p>100-5</text:p>
          </table:table-cell>
          <table:table-cell table:style-name="ce43" office:value-type="float" office:value="333494.96" calcext:value-type="float">
            <text:p>333494,96</text:p>
          </table:table-cell>
          <table:table-cell table:style-name="ce43" office:value-type="string" calcext:value-type="string">
            <text:p>&lt;0,01</text:p>
          </table:table-cell>
          <table:table-cell table:style-name="ce43" office:value-type="float" office:value="0.3619" calcext:value-type="float">
            <text:p>0,3619</text:p>
          </table:table-cell>
          <table:table-cell table:style-name="ce48" table:number-columns-repeated="3"/>
          <table:table-cell/>
          <table:table-cell table:style-name="ce48" table:number-columns-repeated="3"/>
          <table:table-cell table:style-name="ce43"/>
          <table:table-cell/>
        </table:table-row>
        <table:table-row table:style-name="ro1">
          <table:table-cell office:value-type="string" calcext:value-type="string">
            <text:p>5-10</text:p>
          </table:table-cell>
          <table:table-cell table:style-name="ce44" office:value-type="float" office:value="37730.16" calcext:value-type="float">
            <text:p>37730,16</text:p>
          </table:table-cell>
          <table:table-cell table:style-name="ce42" office:value-type="string" calcext:value-type="string">
            <text:p>&lt;0,01</text:p>
          </table:table-cell>
          <table:table-cell table:style-name="ce46" office:value-type="float" office:value="0.1992" calcext:value-type="float">
            <text:p>0,1992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0.826" calcext:value-type="float">
            <text:p>0,82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.9455" calcext:value-type="float">
            <text:p>4,9455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table:style-name="ce41" office:value-type="float" office:value="646605.8" calcext:value-type="float">
            <text:p>646605,8</text:p>
          </table:table-cell>
          <table:table-cell table:style-name="ce44" office:value-type="string" calcext:value-type="string">
            <text:p>&lt;0,01</text:p>
          </table:table-cell>
          <table:table-cell table:style-name="ce47" office:value-type="float" office:value="9.7236" calcext:value-type="float">
            <text:p>9,723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table:style-name="ce47" office:value-type="float" office:value="48.5876" calcext:value-type="float">
            <text:p>48,587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table:style-name="ce47" office:value-type="float" office:value="1528.0666" calcext:value-type="float">
            <text:p>1528,0666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table:style-name="Default"/>
          <table:table-cell table:style-name="ce47" office:value-type="float" office:value="5861.7879" calcext:value-type="float">
            <text:p>5861,7879</text:p>
          </table:table-cell>
          <table:table-cell table:style-name="ce49"/>
          <table:table-cell/>
          <table:table-cell table:style-name="ce42"/>
          <table:table-cell table:number-columns-repeated="6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42" office:value-type="float" office:value="0.011" calcext:value-type="float">
            <text:p>0,011</text:p>
          </table:table-cell>
          <table:table-cell table:style-name="ce46" office:value-type="float" office:value="4390.2" calcext:value-type="float">
            <text:p>4390,2</text:p>
          </table:table-cell>
          <table:table-cell table:number-columns-repeated="2"/>
          <table:table-cell table:style-name="ce4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9" office:value-type="string" calcext:value-type="string" table:number-columns-spanned="6" table:number-rows-spanned="1">
            <text:p>PARCOURS VERTICAL <text:s/>PAR BLOC </text:p>
          </table:table-cell>
          <table:covered-table-cell table:number-columns-repeated="5" table:style-name="Default"/>
          <table:table-cell/>
          <table:table-cell table:style-name="ce3" office:value-type="string" calcext:value-type="string" table:number-columns-spanned="6" table:number-rows-spanned="1">
            <text:p>PARCOURS HORIZONTAL PAR BLOC</text:p>
          </table:table-cell>
          <table:covered-table-cell table:number-columns-repeated="5" table:style-name="Default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ce37" office:value-type="string" calcext:value-type="string">
            <text:p>Instances</text:p>
          </table:table-cell>
          <table:table-cell table:style-name="ce37" office:value-type="string" calcext:value-type="string">
            <text:p>rfSize</text:p>
          </table:table-cell>
          <table:table-cell table:style-name="ce37" office:value-type="string" calcext:value-type="string">
            <text:p>rfStep</text:p>
          </table:table-cell>
          <table:table-cell table:style-name="ce37"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ce38" office:value-type="string" calcext:value-type="string">
            <text:p>5-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/>
          <table:table-cell table:style-name="ce38" office:value-type="string" calcext:value-type="string">
            <text:p>20-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3" calcext:value-type="float">
            <text:p>153</text:p>
          </table:table-cell>
          <table:table-cell/>
          <table:table-cell table:style-name="ce38" office:value-type="string" calcext:value-type="string">
            <text:p>50-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/>
          <table:table-cell table:style-name="ce38" office:value-type="string" calcext:value-type="string">
            <text:p>100-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ce38" office:value-type="string" calcext:value-type="string">
            <text:p>5-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/>
          <table:table-cell table:style-name="ce38" office:value-type="string" calcext:value-type="string">
            <text:p>20-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5" calcext:value-type="float">
            <text:p>255</text:p>
          </table:table-cell>
          <table:table-cell/>
          <table:table-cell table:style-name="ce38" office:value-type="string" calcext:value-type="string">
            <text:p>50-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0" calcext:value-type="float">
            <text:p>300</text:p>
          </table:table-cell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05" calcext:value-type="float">
            <text:p>505</text:p>
          </table:table-cell>
          <table:table-cell/>
          <table:table-cell table:style-name="ce37" office:value-type="string" calcext:value-type="string">
            <text:p>100-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ce38" office:value-type="string" calcext:value-type="string">
            <text:p>5-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/>
          <table:table-cell table:style-name="ce38" office:value-type="string" calcext:value-type="string">
            <text:p>20-2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2" calcext:value-type="float">
            <text:p>612</text:p>
          </table:table-cell>
          <table:table-cell/>
          <table:table-cell table:style-name="ce38" office:value-type="string" calcext:value-type="string">
            <text:p>50-2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50" calcext:value-type="float">
            <text:p>750</text:p>
          </table:table-cell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12" calcext:value-type="float">
            <text:p>1212</text:p>
          </table:table-cell>
          <table:table-cell/>
          <table:table-cell table:style-name="ce40" office:value-type="string" calcext:value-type="string">
            <text:p>100-2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00" calcext:value-type="float">
            <text:p>1500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9" office:value-type="string" calcext:value-type="string" table:number-columns-spanned="6" table:number-rows-spanned="1">
            <text:p>PARCOURS EN DIAGONAL </text:p>
          </table:table-cell>
          <table:covered-table-cell table:number-columns-repeated="5" table:style-name="Default"/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office:value-type="string" calcext:value-type="string">
            <text:p>foSize</text:p>
          </table:table-cell>
          <table:table-cell table:style-name="ce37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3" calcext:value-type="float">
            <text:p>15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" calcext:value-type="float">
            <text:p>30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5" calcext:value-type="float">
            <text:p>255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37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05" calcext:value-type="float">
            <text:p>50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2" calcext:value-type="float">
            <text:p>6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40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12" calcext:value-type="float">
            <text:p>1212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2-17T10:33:30.045849509</dc:date>
    <meta:editing-duration>P9DT38M39S</meta:editing-duration>
    <meta:editing-cycles>48</meta:editing-cycles>
    <meta:generator>LibreOffice/7.3.7.2$Linux_X86_64 LibreOffice_project/30$Build-2</meta:generator>
    <meta:document-statistic meta:table-count="1" meta:cell-count="640" meta:object-count="0"/>
  </office:meta>
</office:document-meta>
</file>